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CDGEE+Calibri" svg:font-family="BCDGEE+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3.341cm"/>
    </style:style>
    <style:style style:name="co4" style:family="table-column">
      <style:table-column-properties fo:break-before="auto" style:column-width="2.773cm"/>
    </style:style>
    <style:style style:name="co5" style:family="table-column">
      <style:table-column-properties fo:break-before="auto" style:column-width="0.494cm"/>
    </style:style>
    <style:style style:name="co6" style:family="table-column">
      <style:table-column-properties fo:break-before="auto" style:column-width="6.486cm"/>
    </style:style>
    <style:style style:name="co7" style:family="table-column">
      <style:table-column-properties fo:break-before="auto" style:column-width="5.445cm"/>
    </style:style>
    <style:style style:name="co8" style:family="table-column">
      <style:table-column-properties fo:break-before="auto" style:column-width="7.518cm"/>
    </style:style>
    <style:style style:name="co9" style:family="table-column">
      <style:table-column-properties fo:break-before="auto" style:column-width="8.846cm"/>
    </style:style>
    <style:style style:name="co10" style:family="table-column">
      <style:table-column-properties fo:break-before="auto" style:column-width="2.258cm"/>
    </style:style>
    <style:style style:name="co11" style:family="table-column">
      <style:table-column-properties fo:break-before="auto" style:column-width="20.724cm"/>
    </style:style>
    <style:style style:name="co12" style:family="table-column">
      <style:table-column-properties fo:break-before="auto" style:column-width="21.731cm"/>
    </style:style>
    <style:style style:name="co13" style:family="table-column">
      <style:table-column-properties fo:break-before="auto" style:column-width="19.662cm"/>
    </style:style>
    <style:style style:name="co14" style:family="table-column">
      <style:table-column-properties fo:break-before="auto" style:column-width="25.164cm"/>
    </style:style>
    <style:style style:name="ro1" style:family="table-row">
      <style:table-row-properties style:row-height="0.841cm" fo:break-before="auto" style:use-optimal-row-height="true"/>
    </style:style>
    <style:style style:name="ro2" style:family="table-row">
      <style:table-row-properties style:row-height="2.584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1.194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2.043cm" fo:break-before="auto" style:use-optimal-row-height="true"/>
    </style:style>
    <style:style style:name="ro10" style:family="table-row">
      <style:table-row-properties style:row-height="5.078cm" fo:break-before="auto" style:use-optimal-row-height="fals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7.555cm" fo:break-before="auto" style:use-optimal-row-height="true"/>
    </style:style>
    <style:style style:name="ro14" style:family="table-row">
      <style:table-row-properties style:row-height="9.9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3"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8"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2"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36"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28pt" fo:font-weight="bold" style:font-size-asian="28pt" style:font-weight-asian="bold" style:font-size-complex="28pt" style:font-weight-complex="bold"/>
    </style:style>
    <style:style style:name="ce137"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22pt" fo:font-weight="bold" style:font-size-asian="22pt" style:font-weight-asian="bold" style:font-size-complex="22pt" style:font-weight-complex="bold"/>
    </style:style>
    <style:style style:name="ce138"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28pt" fo:font-weight="bold" style:font-size-asian="28pt" style:font-weight-asian="bold" style:font-size-complex="28pt" style:font-weight-complex="bold"/>
    </style:style>
    <style:style style:name="ce19"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40"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41"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22"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start"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start" fo:margin-left="0cm"/>
      <style:text-properties fo:font-size="28pt" fo:font-weight="bold" style:font-size-asian="28pt" style:font-weight-asian="bold" style:font-size-complex="28pt" style:font-weight-complex="bold"/>
    </style:style>
    <style:style style:name="ce24"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start" fo:margin-left="0cm"/>
      <style:text-properties fo:font-size="28pt" fo:font-weight="bold" style:font-size-asian="28pt" style:font-weight-asian="bold" style:font-size-complex="28pt" style:font-weight-complex="bold"/>
    </style:style>
    <style:style style:name="ce143"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144"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22pt" fo:font-weight="bold" style:font-size-asian="22pt" style:font-weight-asian="bold" style:font-size-complex="22pt" style:font-weight-complex="bold"/>
    </style:style>
    <style:style style:name="ce145"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28pt" fo:font-weight="bold" style:font-size-asian="28pt" style:font-weight-asian="bold" style:font-size-complex="28pt" style:font-weight-complex="bold"/>
    </style:style>
    <style:style style:name="ce28"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47"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48"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31"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start" fo:margin-left="0cm"/>
      <style:text-properties fo:font-size="12pt" fo:font-weight="bold" style:font-size-asian="12pt" style:font-weight-asian="bold" style:font-size-complex="12pt" style:font-weight-complex="bold"/>
    </style:style>
    <style:style style:name="ce3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start" fo:margin-left="0cm"/>
      <style:text-properties fo:font-size="28pt" fo:font-weight="bold" style:font-size-asian="28pt" style:font-weight-asian="bold" style:font-size-complex="28pt" style:font-weight-complex="bold"/>
    </style:style>
    <style:style style:name="ce33"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start" fo:margin-left="0cm"/>
      <style:text-properties fo:font-size="28pt" fo:font-weight="bold" style:font-size-asian="28pt" style:font-weight-asian="bold" style:font-size-complex="28pt" style:font-weight-complex="bold"/>
    </style:style>
    <style:style style:name="ce34"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start" fo:margin-left="0cm"/>
      <style:text-properties style:font-name="BCDGEE+Calibri" fo:font-size="11pt" fo:font-weight="bold" style:font-name-asian="BCDGEE+Calibri" style:font-size-asian="11pt" style:font-weight-asian="bold" style:font-name-complex="BCDGEE+Calibri" style:font-size-complex="11pt" style:font-weight-complex="bold"/>
    </style:style>
    <style:style style:name="ce35"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51"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22pt" fo:font-weight="bold" style:font-size-asian="22pt" style:font-weight-asian="bold" style:font-size-complex="22pt" style:font-weight-complex="bold"/>
    </style:style>
    <style:style style:name="ce152"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28pt" fo:font-weight="bold" style:font-size-asian="28pt" style:font-weight-asian="bold" style:font-size-complex="28pt" style:font-weight-complex="bold"/>
    </style:style>
    <style:style style:name="ce38"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54"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55"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41"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start" fo:margin-left="0cm"/>
      <style:text-properties fo:font-size="11pt" fo:font-weight="bold" style:font-name-asian="BCDGEE+Calibri" style:font-size-asian="11pt" style:font-weight-asian="bold" style:font-name-complex="BCDGEE+Calibri" style:font-size-complex="11pt" style:font-weight-complex="bold"/>
    </style:style>
    <style:style style:name="ce157"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28pt" fo:font-weight="bold" style:font-size-asian="28pt" style:font-weight-asian="bold" style:font-size-complex="28pt" style:font-weight-complex="bold"/>
    </style:style>
    <style:style style:name="ce158" style:family="table-cell" style:parent-style-name="Default">
      <style:text-properties style:use-window-font-color="true" style:text-outline="false" style:text-line-through-style="none" style:text-line-through-type="none"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4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49"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6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5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5"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7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79"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80"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1"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2"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3"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Synthès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9"/>
          <table:table-cell office:value-type="string" calcext:value-type="string">
            <text:p/>
            <text:p/>
          </table:table-cell>
          <table:table-cell table:number-columns-repeated="994"/>
        </table:table-row>
        <table:table-row table:style-name="ro2">
          <table:table-cell/>
          <table:table-cell table:style-name="ce122" office:value-type="string" calcext:value-type="string" table:number-columns-spanned="3" table:number-rows-spanned="2">
            <text:p>                          Domaine</text:p>
            <text:p>Document                  </text:p>
          </table:table-cell>
          <table:covered-table-cell table:number-columns-repeated="2"/>
          <table:table-cell table:style-name="ce133"/>
          <table:table-cell table:style-name="ce136" office:value-type="string" calcext:value-type="string" table:number-columns-spanned="4" table:number-rows-spanned="1">
            <text:p>Référentiel TOGAF® 9.2</text:p>
          </table:table-cell>
          <table:covered-table-cell table:number-columns-repeated="3" table:style-name="ce143"/>
          <table:table-cell table:number-columns-repeated="995"/>
        </table:table-row>
        <table:table-row table:style-name="ro3">
          <table:table-cell/>
          <table:covered-table-cell/>
          <table:covered-table-cell table:style-name="ce124"/>
          <table:covered-table-cell table:style-name="ce129"/>
          <table:table-cell table:style-name="ce134"/>
          <table:table-cell table:style-name="ce137" office:value-type="string" calcext:value-type="string">
            <text:p>A. Vision architecturale</text:p>
          </table:table-cell>
          <table:table-cell table:style-name="ce144" office:value-type="string" calcext:value-type="string">
            <text:p>B. Architecture d’entreprise</text:p>
          </table:table-cell>
          <table:table-cell table:style-name="ce144" office:value-type="string" calcext:value-type="string">
            <text:p>C. Architecture des Systèmes d’Information</text:p>
          </table:table-cell>
          <table:table-cell table:style-name="ce151" office:value-type="string" calcext:value-type="string">
            <text:p>D. Architecture technologique</text:p>
          </table:table-cell>
          <table:table-cell table:number-columns-repeated="995"/>
        </table:table-row>
        <table:table-row table:style-name="ro4">
          <table:table-cell/>
          <table:table-cell table:style-name="ce3" office:value-type="string" calcext:value-type="string" table:number-columns-spanned="1" table:number-rows-spanned="5">
            <text:p>Ressources documentaires liées au projet</text:p>
          </table:table-cell>
          <table:table-cell table:style-name="ce125" office:value-type="string" calcext:value-type="string" table:number-columns-spanned="2" table:number-rows-spanned="1">
            <text:p>E-mail de Terry Strasberg (CTO)</text:p>
          </table:table-cell>
          <table:covered-table-cell table:style-name="ce130"/>
          <table:table-cell table:style-name="ce135"/>
          <table:table-cell table:style-name="ce138" office:value-type="string" calcext:value-type="string">
            <text:p>X</text:p>
          </table:table-cell>
          <table:table-cell table:style-name="ce145" office:value-type="string" calcext:value-type="string">
            <text:p>X</text:p>
          </table:table-cell>
          <table:table-cell table:style-name="ce145"/>
          <table:table-cell table:style-name="ce152"/>
          <table:table-cell table:number-columns-repeated="995"/>
        </table:table-row>
        <table:table-row table:style-name="ro4">
          <table:table-cell/>
          <table:covered-table-cell table:style-name="ce3"/>
          <table:table-cell table:style-name="ce126" office:value-type="string" calcext:value-type="string" table:number-columns-spanned="2" table:number-rows-spanned="1">
            <text:p>Autorisation du projet</text:p>
          </table:table-cell>
          <table:covered-table-cell table:style-name="ce131"/>
          <table:table-cell table:style-name="ce135"/>
          <table:table-cell table:style-name="ce19" office:value-type="string" calcext:value-type="string">
            <text:p>X</text:p>
          </table:table-cell>
          <table:table-cell table:style-name="ce28" office:value-type="string" calcext:value-type="string">
            <text:p>X</text:p>
          </table:table-cell>
          <table:table-cell table:style-name="ce28"/>
          <table:table-cell table:style-name="ce38"/>
          <table:table-cell table:number-columns-repeated="995"/>
        </table:table-row>
        <table:table-row table:style-name="ro4">
          <table:table-cell/>
          <table:covered-table-cell table:style-name="ce3"/>
          <table:table-cell table:style-name="ce127" office:value-type="string" calcext:value-type="string" table:number-columns-spanned="2" table:number-rows-spanned="1">
            <text:p>Conditions requises de haut niveau</text:p>
          </table:table-cell>
          <table:covered-table-cell table:style-name="ce131"/>
          <table:table-cell table:style-name="ce135"/>
          <table:table-cell table:style-name="ce140" office:value-type="string" calcext:value-type="string">
            <text:p>X</text:p>
          </table:table-cell>
          <table:table-cell table:number-columns-repeated="2" table:style-name="ce147" office:value-type="string" calcext:value-type="string">
            <text:p>X</text:p>
          </table:table-cell>
          <table:table-cell table:style-name="ce154" office:value-type="string" calcext:value-type="string">
            <text:p>X</text:p>
          </table:table-cell>
          <table:table-cell table:number-columns-repeated="995"/>
        </table:table-row>
        <table:table-row table:style-name="ro4">
          <table:table-cell/>
          <table:covered-table-cell table:style-name="ce3"/>
          <table:table-cell table:style-name="ce126" office:value-type="string" calcext:value-type="string" table:number-columns-spanned="2" table:number-rows-spanned="1">
            <text:p>E-mail de Leslie Leonard</text:p>
          </table:table-cell>
          <table:covered-table-cell table:style-name="ce131"/>
          <table:table-cell table:style-name="ce135"/>
          <table:table-cell table:style-name="ce19" office:value-type="string" calcext:value-type="string">
            <text:p>X</text:p>
          </table:table-cell>
          <table:table-cell table:style-name="ce28" office:value-type="string" calcext:value-type="string">
            <text:p>X</text:p>
          </table:table-cell>
          <table:table-cell table:style-name="ce28"/>
          <table:table-cell table:style-name="ce38"/>
          <table:table-cell table:number-columns-repeated="995"/>
        </table:table-row>
        <table:table-row table:style-name="ro4">
          <table:table-cell/>
          <table:covered-table-cell table:style-name="ce3"/>
          <table:table-cell table:style-name="ce128" office:value-type="string" calcext:value-type="string" table:number-columns-spanned="2" table:number-rows-spanned="1">
            <text:p>Architecture informatique de haut niveau</text:p>
          </table:table-cell>
          <table:covered-table-cell table:style-name="ce132"/>
          <table:table-cell table:style-name="ce135"/>
          <table:table-cell table:style-name="ce141"/>
          <table:table-cell table:number-columns-repeated="2" table:style-name="ce148" office:value-type="string" calcext:value-type="string">
            <text:p>X</text:p>
          </table:table-cell>
          <table:table-cell table:style-name="ce155" office:value-type="string" calcext:value-type="string">
            <text:p>X</text:p>
          </table:table-cell>
          <table:table-cell table:number-columns-repeated="995"/>
        </table:table-row>
        <table:table-row table:style-name="ro5">
          <table:table-cell/>
          <table:table-cell table:style-name="ce3" office:value-type="string" calcext:value-type="string" table:number-columns-spanned="3" table:number-rows-spanned="5">
            <text:p>LIVRABLE(S) ATTENDU(S)</text:p>
          </table:table-cell>
          <table:covered-table-cell table:number-columns-repeated="2"/>
          <table:table-cell/>
          <table:table-cell table:style-name="ce22" office:value-type="string" calcext:value-type="string" table:number-columns-spanned="1" table:number-rows-spanned="5">
            <text:p>_L’étude exploratoire d’architecture</text:p>
          </table:table-cell>
          <table:table-cell table:style-name="ce31" office:value-type="string" calcext:value-type="string" table:number-columns-spanned="1" table:number-rows-spanned="5">
            <text:p>_Le Framework d’architecture</text:p>
            <text:p>_Le document de définition d’architecture</text:p>
          </table:table-cell>
          <table:table-cell table:style-name="ce34" table:number-columns-spanned="1" table:number-rows-spanned="5"/>
          <table:table-cell table:style-name="ce41" table:number-columns-spanned="1" table:number-rows-spanned="5"/>
          <table:table-cell table:number-columns-repeated="995"/>
        </table:table-row>
        <table:table-row table:style-name="ro5">
          <table:table-cell/>
          <table:covered-table-cell table:number-columns-repeated="3"/>
          <table:table-cell/>
          <table:covered-table-cell table:style-name="ce23"/>
          <table:covered-table-cell table:style-name="ce32"/>
          <table:covered-table-cell table:style-name="ce28"/>
          <table:covered-table-cell table:style-name="ce38"/>
          <table:table-cell table:number-columns-repeated="995"/>
        </table:table-row>
        <table:table-row table:style-name="ro5">
          <table:table-cell/>
          <table:covered-table-cell table:number-columns-repeated="3"/>
          <table:table-cell/>
          <table:covered-table-cell table:style-name="ce23"/>
          <table:covered-table-cell table:style-name="ce32"/>
          <table:covered-table-cell table:style-name="ce28"/>
          <table:covered-table-cell table:style-name="ce38"/>
          <table:table-cell table:number-columns-repeated="995"/>
        </table:table-row>
        <table:table-row table:style-name="ro5">
          <table:table-cell/>
          <table:covered-table-cell table:number-columns-repeated="3"/>
          <table:table-cell/>
          <table:covered-table-cell table:style-name="ce23"/>
          <table:covered-table-cell table:style-name="ce32"/>
          <table:covered-table-cell table:style-name="ce28"/>
          <table:covered-table-cell table:style-name="ce38"/>
          <table:table-cell table:number-columns-repeated="995"/>
        </table:table-row>
        <table:table-row table:style-name="ro5">
          <table:table-cell/>
          <table:covered-table-cell table:number-columns-repeated="3"/>
          <table:table-cell/>
          <table:covered-table-cell table:style-name="ce24"/>
          <table:covered-table-cell table:style-name="ce33"/>
          <table:covered-table-cell table:style-name="ce35"/>
          <table:covered-table-cell table:style-name="ce157"/>
          <table:table-cell table:number-columns-repeated="995"/>
        </table:table-row>
        <table:table-row table:style-name="ro5" table:number-rows-repeated="5">
          <table:table-cell table:number-columns-repeated="1004"/>
        </table:table-row>
        <table:table-row table:style-name="ro6">
          <table:table-cell table:number-columns-repeated="8"/>
          <table:table-cell table:style-name="ce158"/>
          <table:table-cell table:number-columns-repeated="995"/>
        </table:table-row>
        <table:table-row table:style-name="ro5" table:number-rows-repeated="1048556">
          <table:table-cell table:number-columns-repeated="1004"/>
        </table:table-row>
        <table:table-row table:style-name="ro5">
          <table:table-cell table:number-columns-repeated="1004"/>
        </table:table-row>
      </table:table>
      <table:table table:name="Détail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0" table:number-columns-repeated="995" table:default-cell-style-name="ce1"/>
        <table:table-row table:style-name="ro1">
          <table:table-cell table:number-columns-repeated="9"/>
          <table:table-cell office:value-type="string" calcext:value-type="string">
            <text:p/>
            <text:p/>
          </table:table-cell>
          <table:table-cell table:number-columns-repeated="994"/>
        </table:table-row>
        <table:table-row table:style-name="ro7">
          <table:table-cell/>
          <table:table-cell table:style-name="ce122" office:value-type="string" calcext:value-type="string" table:number-columns-spanned="3" table:number-rows-spanned="4">
            <text:p>                          Domaine</text:p>
            <text:p/>
            <text:p/>
            <text:p/>
            <text:p/>
            <text:p/>
            <text:p/>
            <text:p/>
            <text:p>Document                  </text:p>
          </table:table-cell>
          <table:covered-table-cell table:number-columns-repeated="2"/>
          <table:table-cell table:style-name="ce133"/>
          <table:table-cell table:style-name="ce161" office:value-type="string" calcext:value-type="string" table:number-columns-spanned="4" table:number-rows-spanned="1">
            <text:p>Référentiel TOGAF® 9.2</text:p>
          </table:table-cell>
          <table:covered-table-cell table:number-columns-repeated="3" table:style-name="ce143"/>
          <table:table-cell table:number-columns-repeated="995"/>
        </table:table-row>
        <table:table-row table:style-name="ro8">
          <table:table-cell/>
          <table:covered-table-cell/>
          <table:covered-table-cell table:style-name="ce124"/>
          <table:covered-table-cell table:style-name="ce129"/>
          <table:table-cell table:style-name="ce134"/>
          <table:table-cell table:style-name="ce162" office:value-type="string" calcext:value-type="string">
            <text:p>A. Vision architecturale</text:p>
          </table:table-cell>
          <table:table-cell table:style-name="ce129" office:value-type="string" calcext:value-type="string">
            <text:p>B. Architecture d’entreprise</text:p>
          </table:table-cell>
          <table:table-cell table:style-name="ce129" office:value-type="string" calcext:value-type="string">
            <text:p>C. Architecture des Systèmes d’Information</text:p>
          </table:table-cell>
          <table:table-cell table:style-name="ce177" office:value-type="string" calcext:value-type="string">
            <text:p>D. Architecture technologique</text:p>
          </table:table-cell>
          <table:table-cell table:number-columns-repeated="995"/>
        </table:table-row>
        <table:table-row table:style-name="ro9">
          <table:table-cell/>
          <table:covered-table-cell/>
          <table:covered-table-cell table:style-name="ce159"/>
          <table:covered-table-cell table:style-name="ce160"/>
          <table:table-cell table:style-name="ce134"/>
          <table:table-cell table:style-name="ce4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54"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6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6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183"/>
          <table:table-cell table:number-columns-repeated="994"/>
        </table:table-row>
        <table:table-row table:style-name="ro10">
          <table:table-cell/>
          <table:covered-table-cell table:number-columns-repeated="3"/>
          <table:table-cell table:style-name="ce134"/>
          <table:table-cell table:style-name="ce49" office:value-type="string" calcext:value-type="string">
            <text:p>LIVRABLE ATTENDU :</text:p>
            <text:p>A la fin de cette étape, l’étude exploratoire d’architecture sera rédigée.</text:p>
          </table:table-cell>
          <table:table-cell table:style-name="ce55" office:value-type="string" calcext:value-type="string">
            <text:p>LIVRABLE ATTENDU :</text:p>
            <text:p>Dans la première partie de cette étape, le document décrivant le Framework d’architecture sera rédigé.</text:p>
            <text:p>Dans la seconde partie de cette étape, le document de définition d’architecture sera rédigé.</text:p>
          </table:table-cell>
          <table:covered-table-cell table:number-columns-repeated="2" table:style-name="ce55"/>
          <table:table-cell table:style-name="ce183"/>
          <table:table-cell table:number-columns-repeated="994"/>
        </table:table-row>
        <table:table-row table:style-name="ro11">
          <table:table-cell/>
          <table:table-cell table:style-name="ce3" office:value-type="string" calcext:value-type="string" table:number-columns-spanned="1" table:number-rows-spanned="5">
            <text:p>Ressources documentaires liées au projet</text:p>
          </table:table-cell>
          <table:table-cell table:style-name="ce125" office:value-type="string" calcext:value-type="string" table:number-columns-spanned="2" table:number-rows-spanned="1">
            <text:p>E-mail de Terry Strasberg (CTO)</text:p>
          </table:table-cell>
          <table:covered-table-cell table:style-name="ce130"/>
          <table:table-cell table:style-name="ce135"/>
          <table:table-cell table:style-name="ce165" office:value-type="string" calcext:value-type="string">
            <text:p>_...solution qui réponde à nos besoins uniques tout en garantissant que nous avons :</text:p>
            <text:p>     -La bande passante,</text:p>
            <text:p>     -la capacité,</text:p>
            <text:p>     -et les options d’extension...</text:p>
            <text:p>...pour couvrir nos besoins actuels et prévisionnels.</text:p>
            <text:p>_...solution doit être intégrée à nos systèmes informatiques…</text:p>
          </table:table-cell>
          <table:table-cell table:style-name="ce171" office:value-type="string" calcext:value-type="string">
            <text:p>_…protéger notre recherche et les dossiers privés de nos patients et sujets de recherche.</text:p>
            <text:p>_...protéger les données et les informations personnelles.</text:p>
            <text:p>_...garantir que seules les personnes autorisées aient accès à une réunion…</text:p>
            <text:p>_...respecter les réglementations de l’industrie et du gouvernement…</text:p>
            <text:p>_...répondre aux standards éthiques et moraux d’Astra Recherche.</text:p>
          </table:table-cell>
          <table:table-cell table:style-name="ce171"/>
          <table:table-cell table:style-name="ce179"/>
          <table:table-cell table:number-columns-repeated="995"/>
        </table:table-row>
        <table:table-row table:style-name="ro12">
          <table:table-cell/>
          <table:covered-table-cell table:style-name="ce3"/>
          <table:table-cell table:style-name="ce126" office:value-type="string" calcext:value-type="string" table:number-columns-spanned="2" table:number-rows-spanned="1">
            <text:p>Autorisation du projet</text:p>
          </table:table-cell>
          <table:covered-table-cell table:style-name="ce131"/>
          <table:table-cell table:style-name="ce135"/>
          <table:table-cell table:style-name="ce166" office:value-type="string" calcext:value-type="string">
            <text:p>_...besoin d’outils logiciels personnalisés pour collaborer de plus près avec des partenaires externes</text:p>
            <text:p>tels que des universités, des hôpitaux, et des experts à travers le monde.</text:p>
            <text:p>_...besoin d’outils de visioconférence et de collaboration en temps réel…</text:p>
            <text:p>_...besoin d’outils...basés sur le web pour faciliter ses interactions avec ses partenaires externes.</text:p>
            <text:p>_...une solution personnalisée et totalement contrôlée par Astra est nécessaire…</text:p>
          </table:table-cell>
          <table:table-cell table:style-name="ce172" office:value-type="string" calcext:value-type="string">
            <text:p>_...protéger notre Propriété Intellectuelle (PI), nos recherches, et l’historique médical de toute personne</text:p>
            <text:p>participant aux recherches.</text:p>
            <text:p>_...garantir que seuls les participants d’une réunion autorisés assistent aux réunions en ligne…</text:p>
            <text:p>_...protéger la PI d’Astra et les informations privées des sujets de recherches.</text:p>
          </table:table-cell>
          <table:table-cell table:style-name="ce172"/>
          <table:table-cell table:style-name="ce180"/>
          <table:table-cell table:number-columns-repeated="995"/>
        </table:table-row>
        <table:table-row table:style-name="ro13">
          <table:table-cell/>
          <table:covered-table-cell table:style-name="ce3"/>
          <table:table-cell table:style-name="ce127" office:value-type="string" calcext:value-type="string" table:number-columns-spanned="2" table:number-rows-spanned="1">
            <text:p>Conditions requises de haut niveau</text:p>
            <text:p>(Target Business Architecture)</text:p>
          </table:table-cell>
          <table:covered-table-cell table:style-name="ce131"/>
          <table:table-cell table:style-name="ce135"/>
          <table:table-cell table:style-name="ce167" office:value-type="string" calcext:value-type="string">
            <text:p>_...besoin d’outils logiciels personnalisés pour collaborer de plus près avec des partenaires externes</text:p>
            <text:p>tels que des universités, des hôpitaux, et des experts à travers le monde.</text:p>
            <text:p>_...besoin d’outils de visioconférence et de collaboration en temps réel…</text:p>
            <text:p>_...besoin d’outils...basés sur le web pour faciliter ses interactions avec ses partenaires externes.</text:p>
            <text:p>_...une solution personnalisée et totalement contrôlée par Astra est nécessaire…</text:p>
          </table:table-cell>
          <table:table-cell table:style-name="ce173" office:value-type="string" calcext:value-type="string">
            <text:p>_...protéger notre Propriété Intellectuelle (PI), nos recherches, et l’historique médical de toute personne</text:p>
            <text:p>participant aux recherches.</text:p>
            <text:p>_...garantir que seuls les participants d’une réunion autorisés assistent aux réunions en ligne…</text:p>
            <text:p>_...protéger la PI d’Astra et les informations privées des sujets de recherches.</text:p>
            <text:p>_Permettre des améliorations et modifications futures du système.</text:p>
          </table:table-cell>
          <table:table-cell table:style-name="ce173" office:value-type="string" calcext:value-type="string">
            <text:p>_Organiser des réunions web interactives entre de multiples participants avec audio et vidéo en streaming entre tous les participants.</text:p>
            <text:p>_Diffuser des streamings audio et vidéo ad hoc des sessions enregistrées.</text:p>
            <text:p>_Permettre aux utilisateurs de rechercher des sessions et des cours enregistrés.</text:p>
            <text:p>_Permettre aux utilisateurs de participer aux réunions web pour lesquelles ils ont l’autorisation.  _Gérer des réunions web interactives en temps réel avec streaming vidéo et audio pour jusqu’à 10 participants.</text:p>
            <text:p>_Fournir une méthode aux utilisateurs pour trouver les réunions, enregistrements, et documents auxquels ils ont accès.</text:p>
            <text:p>_Gérer les présentations à des classes avec un grand nombre de participants, excédant 500 personnes.</text:p>
            <text:p>_Enregistrer les réunions web et streamer les enregistrements à la demande.</text:p>
            <text:p>_Fournir une méthode aux participants aux cours pour poser des questions sans interrompre la présentation à la classe.</text:p>
            <text:p>_Gérer des réunions en temps réel avec jusqu’à 100 participants.</text:p>
            <text:p/>
            <text:p>_Toute communication, y compris le streaming de médias et le partage de documents, doit être sécurisée pour ne permettre l’accès qu’aux utilisateurs autorisés.</text:p>
            <text:p>_Les utilisateurs accédant à une présentation ou session de formation web doivent répondre aux exigences d’authentification utilisateur pour la présentation ou session de formation.</text:p>
            <text:p>_Les utilisateurs doivent être authentifiés selon les systèmes de gestion des utilisateurs ou de l’organisation.</text:p>
            <text:p>_Fournir une méthode pour permettre aux utilisateurs invités l’accès aux documents, enregistrements, ou réunions marqués comme accessibles aux invités.</text:p>
          </table:table-cell>
          <table:table-cell table:style-name="ce181" office:value-type="string" calcext:value-type="string">
            <text:p>_Gérer les ordinateurs fixes et portables sous Windows, Mac OSX, et Linux.</text:p>
            <text:p>_Gérer les navigateurs Chrome.</text:p>
            <text:p>_Gérer les appareils iOS, aussi bien les tablettes que les téléphones.</text:p>
            <text:p>_Gérer les navigateurs Firefox.</text:p>
            <text:p>_Gérer les appareils Android, aussi bien les tablettes que les téléphones.</text:p>
            <text:p>_Gérer les navigateurs Safari.</text:p>
            <text:p/>
            <text:p>_Toutes les données doivent être cryptées sur le réseau avec SSL, TLS, ou des technologies similaires.</text:p>
            <text:p>_Tout composant interne doit être protégé derrière notre firewall et d’autres dispositifs de données.</text:p>
            <text:p/>
          </table:table-cell>
          <table:table-cell table:number-columns-repeated="995"/>
        </table:table-row>
        <table:table-row table:style-name="ro1">
          <table:table-cell/>
          <table:covered-table-cell table:style-name="ce3"/>
          <table:table-cell table:style-name="ce126" office:value-type="string" calcext:value-type="string" table:number-columns-spanned="2" table:number-rows-spanned="1">
            <text:p>E-mail de Leslie Leonard</text:p>
          </table:table-cell>
          <table:covered-table-cell table:style-name="ce131"/>
          <table:table-cell table:style-name="ce135"/>
          <table:table-cell table:style-name="ce166" office:value-type="string" calcext:value-type="string">
            <text:p>_...solution doit être compatible avec notre architecture et nos standards informatiques…</text:p>
          </table:table-cell>
          <table:table-cell table:style-name="ce172" office:value-type="string" calcext:value-type="string">
            <text:p>_...protéger les informations en transit ainsi que partout où elles peuvent être stockées.</text:p>
            <text:p>_En plus des exigences réglementaires, les standards éthiques et moraux d’Astra doivent être maintenus.</text:p>
          </table:table-cell>
          <table:table-cell table:style-name="ce172"/>
          <table:table-cell table:style-name="ce180"/>
          <table:table-cell table:number-columns-repeated="995"/>
        </table:table-row>
        <table:table-row table:style-name="ro14">
          <table:table-cell/>
          <table:covered-table-cell table:style-name="ce3"/>
          <table:table-cell table:style-name="ce128" office:value-type="string" calcext:value-type="string" table:number-columns-spanned="2" table:number-rows-spanned="1">
            <text:p>Architecture informatique de haut niveau</text:p>
            <text:p>(Baseline Business Architecture)</text:p>
          </table:table-cell>
          <table:covered-table-cell table:style-name="ce132"/>
          <table:table-cell table:style-name="ce135"/>
          <table:table-cell table:style-name="ce168"/>
          <table:table-cell table:style-name="ce174" office:value-type="string" calcext:value-type="string">
            <text:p>_Ce document fournit une description haut niveau de l’architecture des opérations IT Astra.</text:p>
            <text:p>_Le diagramme de composant UML montre les composants clés de l’architecture des opérations IT Astra.</text:p>
          </table:table-cell>
          <table:table-cell table:style-name="ce174" office:value-type="string" calcext:value-type="string">
            <text:p>_Site web Astra. Le site web Astra qui affiche des informations publiques sur l’entreprise de même que des informations protégées par login basées sur l’organisation et le rôle de l’utilisateur. Le site web est construit comme une application web réactive permettant l’accès depuis une variété d’appareils et de tailles d’écran.</text:p>
            <text:p>_Application mobile Astra. Une application mobile pour les appareils Android et iOS permettant aux utilisateurs mobile d’accéder aux informations Astra autorisées par leur login et leur rôle d’utilisateur depuis un appareil mobile. L’application mobile permet un stockage limité de documents et d’autres fonctionnalités spécifiques à une application mobile au-delà de ce qui est permis par le site web.</text:p>
            <text:p>_Firewall réseau. Le firewall général du réseau configuré pour protéger les systèmes Astra de la circulation réseau inattendue ou non planifiée. Fournit l’accès port 80 aux systèmes et services exposés alors que les systèmes internes peuvent utiliser différents ports HTTP pour la protection des données.</text:p>
            <text:p>_Point d’entrée de service. Un dispositif qui vérifie que les utilisateurs accèdent uniquement aux services auxquels ils ont accès.</text:p>
            <text:p>_Système de gestion des utilisateurs. Système pour gérer les utilisateurs ayant la permission d’accéder aux services et à d’autres systèmes internes. Gère le rôle, l’authentification, et les capacités liées des utilisateurs.</text:p>
            <text:p>_Système de gestion de l’organisation. Gère les organisations ayant accès aux données et services Astra. Les utilisateurs doivent appartenir à une organisation autorisée. Certains services permettent à tout utilisateur d’une organisation d’accéder à des données et documents limités.</text:p>
            <text:p>_Email. Service email typique pour recevoir et envoyer des emails, pour les utilisateurs internes à Astra. Gère les emails transactionnels envoyés par une API.</text:p>
            <text:p>_Gestion des documents Astra. Gère les documents Astra avec des protections permettant uniquement aux utilisateurs internes et externes autorisés d’accéder à des documents spécifiques, sur la base du rôle utilisateur ou en tant qu’utilisateur ayant la permission d’accéder à des documents et dossiers spécifiques.</text:p>
            <text:p>_Gestion RH. Système pour gérer les utilisateurs, salariés et prestataires internes à Astra. Inclut le rôle, département et les permissions d’accès de l’utilisateur.</text:p>
            <text:p/>
          </table:table-cell>
          <table:table-cell table:style-name="ce182" office:value-type="string" calcext:value-type="string">
            <text:p>_Toutes les données doivent être encryptées lors de leur transfert.</text:p>
            <text:p>_Les utilisateurs finaux ne doivent pas pouvoir stocker des données localement sur leur ordinateur ou appareil, à l’exception des fichiers qui peuvent être mis en cache dans l’application mobile Astra. Toutes les données à partager avec d’autres utilisateurs doivent respecter nos standards de partage de données et notre système de gestion de contenu.</text:p>
            <text:p>_Tous les composants internes doivent être protégés derrière notre firewall et autres services de données. Les modifications de ces dispositifs peuvent être effectuées pour la solution dès lors qu’elles respectent nos standards de sécurité. Les modifications recommandées devront être identifiées et passées en revue par nos équipes de direction.</text:p>
            <text:p>_Notre environnement IT est construit sur des serveurs Linux physiques et virtuels. Tous les composants de la solution doivent être conformes à cette combinaison.</text:p>
            <text:p>_Toutes les interfaces de service doivent être construites selon les standards de l’industrie pour l’authentification utilisateur et les meilleures pratiques de sécurité.</text:p>
            <text:p>_Tous les utilisateurs accédant à une réunion collaborative doivent avoir un compte utilisateur dans notre système et être validés lorsqu’ils accèdent à la réunion web.</text:p>
            <text:p>_À l’exception des informations disponibles publiquement, tout accès à un service ou document doit être validé par les systèmes utilisateur et organisation. 3</text:p>
            <text:p>_Le système d’email permettra aux systèmes authentifiés d’envoyer automatiquement des emails transactionnels par le biais d’une API. Les utilisateurs authentifiés peuvent envoyer des emails.</text:p>
            <text:p>_Tous les accès aux services et aux composants doivent correspondre au rôle et à l’authentification de l’utilisateur.</text:p>
            <text:p>_Tout accès à un composant doit se faire à travers le firewall.</text:p>
            <text:p>_Tout accès à un service doit passer par le point d’entrée de service.</text:p>
            <text:p/>
            <text:p/>
          </table:table-cell>
          <table:table-cell table:number-columns-repeated="995"/>
        </table:table-row>
        <table:table-row table:style-name="ro5" table:number-rows-repeated="1048565">
          <table:table-cell table:number-columns-repeated="1004"/>
        </table:table-row>
        <table:table-row table:style-name="ro5">
          <table:table-cell table:number-columns-repeated="100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CDGEE+Calibri" svg:font-family="BCDGEE+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2">00/00/0000</text:date>, <text:time style:data-style-name="N2" text:time-value="17:02:01.3464164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02T17:06:22.655041305</dc:date>
    <meta:editing-duration>PT15H15M37S</meta:editing-duration>
    <meta:editing-cycles>51</meta:editing-cycles>
    <meta:generator>LibreOffice/6.4.7.2$Linux_X86_64 LibreOffice_project/40$Build-2</meta:generator>
    <meta:document-statistic meta:table-count="2" meta:cell-count="61" meta:object-count="0"/>
  </office:meta>
</office:document-meta>
</file>